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020E8700367D44927C1.png" manifest:media-type="image/png"/>
  <manifest:file-entry manifest:full-path="Pictures/100000000000018D0000002333D593597DD7A5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paragraph-properties fo:text-align="center" style:justify-single-word="false"/>
      <style:text-properties officeooo:paragraph-rsid="000f7cf0"/>
    </style:style>
    <style:style style:name="P2" style:family="paragraph" style:parent-style-name="Standard">
      <style:paragraph-properties fo:text-align="center" style:justify-single-word="false"/>
      <style:text-properties officeooo:rsid="000f7cf0" officeooo:paragraph-rsid="000f7cf0"/>
    </style:style>
    <style:style style:name="P3" style:family="paragraph" style:parent-style-name="Text_20_body">
      <style:text-properties officeooo:rsid="000f7cf0" officeooo:paragraph-rsid="000f7cf0"/>
    </style:style>
    <style:style style:name="P4" style:family="paragraph" style:parent-style-name="Text_20_body">
      <style:text-properties officeooo:rsid="000f7cf0" officeooo:paragraph-rsid="0013d038"/>
    </style:style>
    <style:style style:name="P5" style:family="paragraph" style:parent-style-name="Text_20_body">
      <style:text-properties fo:font-weight="bold" officeooo:rsid="000f7cf0" officeooo:paragraph-rsid="000f7cf0" style:font-weight-asian="bold" style:font-weight-complex="bold"/>
    </style:style>
    <style:style style:name="P6" style:family="paragraph" style:parent-style-name="Text_20_body">
      <style:text-properties fo:font-weight="normal" officeooo:rsid="000f7cf0" officeooo:paragraph-rsid="000f7cf0" style:font-weight-asian="normal" style:font-weight-complex="normal"/>
    </style:style>
    <style:style style:name="P7" style:family="paragraph" style:parent-style-name="Text_20_body">
      <style:text-properties fo:font-weight="normal" officeooo:rsid="0012f235" officeooo:paragraph-rsid="0012f235" style:font-weight-asian="normal" style:font-weight-complex="normal"/>
    </style:style>
    <style:style style:name="P8" style:family="paragraph" style:parent-style-name="Text_20_body">
      <style:text-properties officeooo:rsid="00116274" officeooo:paragraph-rsid="00116274"/>
    </style:style>
    <style:style style:name="P9" style:family="paragraph" style:parent-style-name="Text_20_body">
      <style:paragraph-properties fo:text-align="center" style:justify-single-word="false"/>
      <style:text-properties officeooo:paragraph-rsid="000f7cf0"/>
    </style:style>
    <style:style style:name="P10"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bold" officeooo:rsid="00116274" style:font-weight-asian="bold" style:font-weight-complex="bold"/>
    </style:style>
    <style:style style:name="T3" style:family="text">
      <style:text-properties fo:font-weight="bold" officeooo:rsid="001404a6" style:font-weight-asian="bold" style:font-weight-complex="bold"/>
    </style:style>
    <style:style style:name="T4" style:family="text">
      <style:text-properties officeooo:rsid="0013d038"/>
    </style:style>
    <style:style style:name="T5" style:family="text">
      <style:text-properties officeooo:rsid="00140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verTheWire</text:p>
      <text:p text:style-name="Title">Bandit Level <text:span text:style-name="T4">2</text:span> → Level <text:span text:style-name="T4">3</text:span></text:p>
      <text:p text:style-name="P2"/>
      <text:h text:style-name="P1" text:outline-level="2"><text:bookmark text:name="level-goal"/>Level Goal</text:h>
      <text:p text:style-name="Text_20_body">The password for the next level is stored in a file called <text:span text:style-name="Strong_20_Emphasis">spaces in this filename</text:span> located in the home directory</text:p>
      <text:h text:style-name="Heading_20_2" text:outline-level="2"><text:bookmark text:name="commands-you-may-need-to-solve-this-level"/>Commands you may need to solve this level</text:h>
      <text:p text:style-name="Text_20_body">ls, cd, cat, file, du, find</text:p>
      <text:h text:style-name="Heading_20_2" text:outline-level="2"><text:bookmark text:name="helpful-reading-material"/>Helpful Reading Material</text:h>
      <text:list xml:id="list837409573" text:style-name="L2">
        <text:list-item>
          <text:p text:style-name="P10"><text:a xlink:type="simple" xlink:href="https://www.google.com/search?q=spaces+in+filename" text:style-name="Internet_20_link" text:visited-style-name="Visited_20_Internet_20_Link">Google Search for “spaces in filename”</text:a> </text:p>
        </text:list-item>
      </text:list>
      <text:p text:style-name="P9"/>
      <text:p text:style-name="P9"/>
      <text:p text:style-name="Text_20_body">----------------------------------------------------------------------------------------------------------------------------</text:p>
      <text:p text:style-name="P3">1. Connect via ssh: </text:p>
      <text:p text:style-name="P5"><text:tab/>ssh bandit<text:span text:style-name="T4">2</text:span>@bandit.labs.overthewire.org -p 2220</text:p>
      <text:p text:style-name="P4">The password is: <text:span text:style-name="T2">CV1DtqXWVFXTvM2F0k09SHz0YwRINYA9</text:span></text:p>
      <text:p text:style-name="P6"/>
      <text:p text:style-name="P6">2. List the files in your home directory. (<text:span text:style-name="T1">ls </text:span>command)<text:line-break/><draw:frame draw:style-name="fr1" draw:name="Image2" text:anchor-type="char" svg:x="0.0098in" svg:y="0.3028in" svg:width="4.1354in" svg:height="0.3646in" draw:z-index="1"><draw:image xlink:href="Pictures/100000000000018D0000002333D593597DD7A5A5.png" xlink:type="simple" xlink:show="embed" xlink:actuate="onLoad" loext:mime-type="image/png"/></draw:frame><text:line-break/></text:p>
      <text:p text:style-name="P7">As you can see the file <text:span text:style-name="T5">name contains spaces. You will need to put a backslash before every whitespace in the file name. You could just use the terminal’s auto complete feature by tabbing over and letting Linux auto populate the file name since it’s the only thing in the home directory. Type </text:span><text:span text:style-name="T3">cat </text:span><text:span text:style-name="T5">then press the </text:span><text:span text:style-name="T3">tab </text:span><text:span text:style-name="T5">key. </text:span></text:p>
      <text:p text:style-name="P7">3. <text:span text:style-name="T1">cat spaces\ in\ this\ filename </text:span><draw:frame draw:style-name="fr1" draw:name="Image1" text:anchor-type="char" svg:x="0.0827in" svg:y="0.3654in" svg:width="6.0728in" svg:height="0.3335in" draw:z-index="0"><draw:image xlink:href="Pictures/100000000000024700000020E8700367D44927C1.png" xlink:type="simple" xlink:show="embed" xlink:actuate="onLoad" loext:mime-type="image/png"/></draw:frame></text:p>
      <text:p text:style-name="P8"><text:line-break/>4. Password: <text:span text:style-name="T1">UmHadQclWmgdLOKQ3YNgjWxGoRMb5luK</text:span></text:p>
      <text:p text:style-name="P3"><text:soft-page-break/></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3T18:42:32.317987864</meta:creation-date>
    <dc:date>2020-06-13T19:14:03.425636549</dc:date>
    <meta:editing-duration>PT31M29S</meta:editing-duration>
    <meta:editing-cycles>7</meta:editing-cycles>
    <meta:generator>LibreOffice/6.4.4.2$Linux_X86_64 LibreOffice_project/40$Build-2</meta:generator>
    <meta:document-statistic meta:table-count="0" meta:image-count="2" meta:object-count="0" meta:page-count="2" meta:paragraph-count="16" meta:word-count="145" meta:character-count="987" meta:non-whitespace-character-count="851"/>
  </office:meta>
</office:document-meta>
</file>